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bddd2" officeooo:paragraph-rsid="000bdd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>A lo largo de este capítulo, Elara ha tomado decisiones y formado juicios que, aunque comprensibles, no siempre fueron acertados. Lo interesante es que esos errores no son fruto de malicia o ignorancia, sino de los mismos condicionantes que afectan el pensamiento de todos los seres humanos.</text:p>
      <text:p text:style-name="Text_20_body">A continuación, revisamos algunas de sus conclusiones equivocadas y las comparamos con los condicionantes que acabamos de estudiar:</text:p>
      <text:p text:style-name="Horizontal_20_Line"/>
      <text:p text:style-name="Text_20_body"><text:span text:style-name="Strong_20_Emphasis">1. Cree que la niña, Omhistrine, es buena e inocente.</text:span><text:line-break/>Basándose únicamente en su apariencia: su juventud, belleza y dulzura.<text:line-break/>Esto es un ejemplo de:<text:line-break/>🔹 <text:span text:style-name="Strong_20_Emphasis">Condicionantes instintivos / biológicos</text:span><text:line-break/>• <text:span text:style-name="Emphasis">Asociamos lo bello con lo bueno</text:span>: tendemos a pensar que si alguien es físicamente atractivo, también es confiable o moralmente correcto.</text:p>
      <text:p text:style-name="Horizontal_20_Line"/>
      <text:p text:style-name="Text_20_body"><text:span text:style-name="Strong_20_Emphasis">2. Cree que la vendedora de pan, Grendha, es malvada.</text:span><text:line-break/>Solo porque varias personas en el pueblo lo dicen.<text:line-break/>Esto ejemplifica:<text:line-break/>🔹 <text:span text:style-name="Strong_20_Emphasis">Condicionantes instintivos / biológicos</text:span><text:line-break/>• <text:span text:style-name="Emphasis">Imitamos al grupo</text:span>: seguimos la opinión mayoritaria sin cuestionarla (efecto manada).<text:line-break/>y<text:line-break/>🔹 <text:span text:style-name="Strong_20_Emphasis">Condicionantes culturales / sociales</text:span><text:line-break/>• <text:span text:style-name="Emphasis">Lo cree todo el mundo, debe ser cierto</text:span>: aceptamos creencias compartidas sin analizarlas (efecto de mayoría).</text:p>
      <text:p text:style-name="Horizontal_20_Line"/>
      <text:p text:style-name="Text_20_body"><text:span text:style-name="Strong_20_Emphasis">3. Cree que el vendedor de antigüedades es malvado.</text:span><text:line-break/>Porque le recuerda a alguien que conoció y le hizo daño.<text:line-break/>Esto refleja:<text:line-break/>🔹 <text:span text:style-name="Strong_20_Emphasis">Condicionantes psicológicos / emocionales</text:span><text:line-break/>• <text:span text:style-name="Emphasis">Proyección</text:span>: atribuimos a otros emociones o recuerdos que en realidad están en nosotros.<text:line-break/>y<text:line-break/>🔹 <text:span text:style-name="Strong_20_Emphasis">Condicionantes lógicos / cognitivos</text:span><text:line-break/>• <text:span text:style-name="Emphasis">Representatividad mental</text:span>: clasificamos rápidamente basándonos en estereotipos, sin evidencia real.</text:p>
      <text:p text:style-name="Horizontal_20_Line"/>
      <text:p text:style-name="Text_20_body"><text:span text:style-name="Strong_20_Emphasis">4. Cree que Omhistrine tiene el poder sobrenatural de teletransportarse.</text:span><text:line-break/>Porque eso <text:span text:style-name="Emphasis">cree haber visto</text:span>, aunque no tiene pruebas sólidas.<text:line-break/>Este es un caso de:<text:line-break/>🔹 <text:span text:style-name="Strong_20_Emphasis">Condicionantes perceptuales / sensoriales</text:span><text:line-break/>• <text:span text:style-name="Emphasis">La mente completa lo que no ve</text:span>: nuestro cerebro no registra la realidad como una cámara, sino que la <text:soft-page-break/>reconstruye, a veces equivocándose. Cuando algo nos desconcierta visualmente, tendemos a llenar los huecos con explicaciones extraordinarias.</text:p>
      <text:p text:style-name="P1">y</text:p>
      <text:p text:style-name="P1">• <text:span text:style-name="Emphasis">Lo que veo es la verdad</text:span>: cree en lo que percibe sin cuestionar el contexto.</text:p>
      <text:p text:style-name="Horizontal_20_Line"/>
      <text:p text:style-name="Text_20_body"><text:span text:style-name="Strong_20_Emphasis">5. Cree que elegir el camino más corto es la forma más rápida de llegar al destino.</text:span><text:line-break/>Este razonamiento apresurado es un ejemplo de:<text:line-break/>🔹 <text:span text:style-name="Strong_20_Emphasis">Condicionantes lógicos / cognitivos</text:span><text:line-break/>• <text:span text:style-name="Emphasis">Exceso de simplificación</text:span>: damos por hecho que lo más directo es siempre lo más eficaz, sin considerar otros factores (obstáculos, peligros, contexto).</text:p>
      <text:p text:style-name="Horizontal_20_Line"/>
      <text:p text:style-name="Text_20_body">Este análisis no busca juzgar a Elara, sino acompañarla —y acompañarnos— en el proceso de aprender a pensar mejor. Comprender por qué nos equivocamos es el primer paso para desarrollar una mente más libre, más crítica y más consciente.</text:p>
      <text:p text:style-name="Horizontal_20_Line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01T18:53:36.021000000</meta:creation-date>
    <dc:date>2025-06-01T19:07:07.934000000</dc:date>
    <meta:editing-duration>PT10M41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10" meta:word-count="411" meta:character-count="2626" meta:non-whitespace-character-count="2225"/>
  </office:meta>
</office:document-meta>
</file>